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olume103" table:style-name="ta1">
        <table:shapes>
          <draw:frame draw:z-index="0" draw:style-name="gr1" draw:text-style-name="P1" svg:width="18.775cm" svg:height="10.571cm" svg:x="30.468cm" svg:y="1.036cm">
            <draw:object draw:notify-on-update-of-ranges="volume103.A1:volume103.A1 volume103.A2:volume103.A662 volume103.B1:volume103.B1 volume103.B2:volume103.B662 volume103.A1:volume103.A1 volume103.A2:volume103.A662 volume103.C1:volume103.C1 volume103.C2:volume103.C662 volume103.A1:volume103.A1 volume103.A2:volume103.A662 volume103.D1:volume103.D1 volume103.D2:volume103.D6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137cm" svg:height="10.764cm" svg:x="16.739cm" svg:y="4.696cm">
            <draw:object draw:notify-on-update-of-ranges="volume103.B1:volume103.B1 volume103.D2:volume103.D662 volume103.C1:volume103.C1 volume103.C2:volume103.C662 volume103.B1:volume103.B1 volume103.B2:volume103.B662 volume103.D2:volume103.D6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ge number</text:p>
          </table:table-cell>
          <table:table-cell office:value-type="string" calcext:value-type="string">
            <text:p><text:s/>number of genre</text:p>
          </table:table-cell>
          <table:table-cell office:value-type="string" calcext:value-type="string">
            <text:p><text:s/>number of species</text:p>
          </table:table-cell>
          <table:table-cell office:value-type="string" calcext:value-type="string">
            <text:p><text:s/>number of bino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volume103.B1:volume103.D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0T21:19:57.856909977</dc:date>
    <meta:editing-duration>PT2M9S</meta:editing-duration>
    <meta:editing-cycles>1</meta:editing-cycles>
    <meta:document-statistic meta:table-count="1" meta:cell-count="2648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776cm" svg:height="10.572cm" xlink:href=".." xlink:type="simple" chart:class="chart:scatter" chart:style-name="ch1">
        <chart:title svg:x="1.923cm" svg:y="0.347cm" chart:style-name="ch2">
          <text:p>number of mention of binoms genre species in function of the page number</text:p>
        </chart:title>
        <chart:legend chart:legend-position="end" svg:x="14.495cm" svg:y="4.489cm" style:legend-expansion="high" chart:style-name="ch3"/>
        <chart:plot-area chart:style-name="ch4" table:cell-range-address="volume103.A1:volume103.D662" chart:data-source-has-labels="row" svg:x="0.375cm" svg:y="1.337cm" svg:width="13.745cm" svg:height="8.043cm">
          <chartooo:coordinate-region svg:x="0.811cm" svg:y="1.536cm" svg:width="12.844cm" svg:height="7.197cm"/>
          <chart:axis chart:dimension="x" chart:name="primary-x" chart:style-name="ch5">
            <chart:title svg:x="6.224cm" svg:y="9.591cm" chart:style-name="ch6">
              <text:p>page number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volume103.B2:volume103.B662" chart:label-cell-address="volume103.B1:volume103.B1" chart:class="chart:scatter">
            <chart:domain table:cell-range-address="volume103.A2:volume103.A662"/>
            <chart:data-point chart:repeated="661"/>
          </chart:series>
          <chart:series chart:style-name="ch9" chart:values-cell-range-address="volume103.C2:volume103.C662" chart:label-cell-address="volume103.C1:volume103.C1" chart:class="chart:scatter">
            <chart:data-point chart:repeated="661"/>
          </chart:series>
          <chart:series chart:style-name="ch10" chart:values-cell-range-address="volume103.D2:volume103.D662" chart:label-cell-address="volume103.D1:volume103.D1" chart:class="chart:scatter">
            <chart:data-point chart:repeated="6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number of genre</text:p>
                <draw:g>
                  <svg:desc>volume103.B1:volume103.B1</svg:desc>
                </draw:g>
              </table:table-cell>
              <table:table-cell office:value-type="string">
                <text:p> number of species</text:p>
                <draw:g>
                  <svg:desc>volume103.C1:volume103.C1</svg:desc>
                </draw:g>
              </table:table-cell>
              <table:table-cell office:value-type="string">
                <text:p> number of binoms</text:p>
                <draw:g>
                  <svg:desc>volume103.D1:volume10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olume103.A2:volume103.A662</svg:desc>
                </draw:g>
              </table:table-cell>
              <table:table-cell office:value-type="float" office:value="0">
                <text:p>0</text:p>
                <draw:g>
                  <svg:desc>volume103.B2:volume103.B662</svg:desc>
                </draw:g>
              </table:table-cell>
              <table:table-cell office:value-type="float" office:value="0">
                <text:p>0</text:p>
                <draw:g>
                  <svg:desc>volume103.C2:volume103.C662</svg:desc>
                </draw:g>
              </table:table-cell>
              <table:table-cell office:value-type="float" office:value="0">
                <text:p>0</text:p>
                <draw:g>
                  <svg:desc>volume103.D2:volume103.D6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138cm" svg:height="10.765cm" xlink:href=".." xlink:type="simple" chart:class="chart:scatter" chart:column-mapping="1 0" chart:style-name="ch1">
        <chart:title svg:x="3.453cm" svg:y="0.351cm" chart:style-name="ch2">
          <text:p>Number of genre/species in function of the number of binoms</text:p>
        </chart:title>
        <chart:legend chart:legend-position="end" svg:x="14.857cm" svg:y="4.834cm" style:legend-expansion="high" chart:style-name="ch3"/>
        <chart:plot-area chart:style-name="ch4" table:cell-range-address="volume103.B1:volume103.C1 volume103.B2:volume103.D662" chart:data-source-has-labels="row" svg:x="0.382cm" svg:y="1.345cm" svg:width="14.093cm" svg:height="8.224cm">
          <chartooo:coordinate-region svg:x="0.818cm" svg:y="1.544cm" svg:width="13.378cm" svg:height="7.378cm"/>
          <chart:axis chart:dimension="x" chart:name="primary-x" chart:style-name="ch5">
            <chart:title svg:x="5.228cm" svg:y="9.784cm" chart:style-name="ch6">
              <text:p>number of binoms in the page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volume103.C2:volume103.C662" chart:label-cell-address="volume103.C1:volume103.C1" chart:class="chart:scatter">
            <chart:domain table:cell-range-address="volume103.D2:volume103.D662"/>
            <chart:data-point chart:repeated="661"/>
          </chart:series>
          <chart:series chart:style-name="ch9" chart:values-cell-range-address="volume103.B2:volume103.B662" chart:label-cell-address="volume103.B1:volume103.B1" chart:class="chart:scatter">
            <chart:data-point chart:repeated="6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 number of species</text:p>
                <draw:g>
                  <svg:desc>volume103.C1:volume103.C1</svg:desc>
                </draw:g>
              </table:table-cell>
              <table:table-cell office:value-type="string">
                <text:p> number of genre</text:p>
                <draw:g>
                  <svg:desc>volume103.B1:volume10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olume103.D2:volume103.D662</svg:desc>
                </draw:g>
              </table:table-cell>
              <table:table-cell office:value-type="float" office:value="0">
                <text:p>0</text:p>
                <draw:g>
                  <svg:desc>volume103.C2:volume103.C662</svg:desc>
                </draw:g>
              </table:table-cell>
              <table:table-cell office:value-type="float" office:value="0">
                <text:p>0</text:p>
                <draw:g>
                  <svg:desc>volume103.B2:volume103.B6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